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CareerEvents" table:style-name="ta1">
        <table:table-column table:style-name="co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row>
        <table:table-row table:style-name="ro1">
          <table:table-cell office:value-type="string" calcext:value-type="string">
            <text:p>edu</text:p>
          </table:table-cell>
          <table:table-cell office:value-type="float" office:value="2" calcext:value-type="float">
            <text:p>2</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You are called upon to perform research that goes against your conscience. Accept, and you gain an extra Benefit roll, a level in each of any two Science skill specialties and D3 Enemies.</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7T13:01:32.040000000</dc:date>
    <meta:editing-duration>PT13H55M11S</meta:editing-duration>
    <meta:editing-cycles>112</meta:editing-cycles>
    <meta:generator>LibreOffice/7.3.6.2$Windows_X86_64 LibreOffice_project/c28ca90fd6e1a19e189fc16c05f8f8924961e12e</meta:generator>
    <meta:document-statistic meta:table-count="6" meta:cell-count="1191" meta:object-count="0"/>
  </office:meta>
</office:document-meta>
</file>